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Serif" svg:font-family="LiberationSerif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439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order="none"/>
    </style:style>
    <style:style style:name="ce17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8" style:family="table-cell" style:parent-style-name="Default">
      <style:table-cell-properties fo:background-color="#ffde59"/>
    </style:style>
    <style:style style:name="ce29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fo:background-color="#81d41a" fo:border="0.06pt solid #000000"/>
      <style:text-properties style:use-window-font-color="true" style:text-outline="false" style:text-line-through-style="none" style:text-line-through-type="none" style:font-name="Liberation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Serif" style:font-size-asian="12pt" style:language-asian="none" style:country-asian="none" style:font-style-asian="normal" style:font-weight-asian="normal" style:font-name-complex="Liberation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00a933"/>
    </style:style>
    <style:style style:name="gr1" style:family="graphic">
      <style:graphic-properties fo:background-color="#729fcf"/>
    </style:style>
    <style:style style:name="gr2" style:family="graphic">
      <style:graphic-properties fo:background-color="#bf819e"/>
    </style:style>
    <style:style style:name="P1" style:family="paragraph">
      <style:paragraph-properties fo:text-align="center"/>
      <style:text-properties fo:color="#ffffff" fo:font-size="14pt" fo:font-style="italic" fo:font-weight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14pt" fo:font-style="italic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Кнопка 1" form:control-implementation="ooo:com.sun.star.form.component.CommandButton" xml:id="control1" form:id="control1" form:label="Расчитать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Нажми-нажми"/>
              </form:properties>
              <office:event-listeners>
                <script:event-listener script:language="ooo:script" script:event-name="form:performaction" xlink:href="vnd.sun.star.script:Standard.Module1.OnClick?language=Basic&amp;location=document" xlink:type="simple"/>
              </office:event-listeners>
            </form:button>
            <form:button form:name="Кнопка 2" form:control-implementation="ooo:com.sun.star.form.component.CommandButton" xml:id="control2" form:id="control2" form:label="Кнопка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style-name="gr1" draw:text-style-name="P1" svg:width="4.497cm" svg:height="1.227cm" svg:x="22.811cm" svg:y="1.149cm" draw:control="control1"/>
          <draw:control draw:z-index="1" draw:text-style-name="P2" svg:width="0.043cm" svg:height="0.172cm" svg:x="4.537cm" svg:y="4.396cm" draw:control="control2"/>
        </table:shapes>
        <table:table-column table:style-name="co1" table:default-cell-style-name="ce2"/>
        <table:table-column table:style-name="co1" table:number-columns-repeated="4" table:default-cell-style-name="ce4"/>
        <table:table-column table:style-name="co2" table:default-cell-style-name="ce6"/>
        <table:table-column table:style-name="co3" table:default-cell-style-name="ce6"/>
        <table:table-column table:style-name="co1" table:default-cell-style-name="ce6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№ магазина</text:p>
          </table:table-cell>
          <table:table-cell table:style-name="ce3" office:value-type="string" calcext:value-type="string">
            <text:p>июнь</text:p>
          </table:table-cell>
          <table:table-cell table:style-name="ce3" office:value-type="string" calcext:value-type="string">
            <text:p>июль</text:p>
          </table:table-cell>
          <table:table-cell table:style-name="ce3" office:value-type="string" calcext:value-type="string">
            <text:p>август</text:p>
          </table:table-cell>
          <table:table-cell table:style-name="ce3" office:value-type="string" calcext:value-type="string">
            <text:p>Выручка</text:p>
          </table:table-cell>
          <table:table-cell table:style-name="ce5" office:value-type="string" calcext:value-type="string">
            <text:p>% за перевыполнение плана</text:p>
          </table:table-cell>
          <table:table-cell table:style-name="ce5" office:value-type="string" calcext:value-type="string">
            <text:p>Начисление % за место</text:p>
          </table:table-cell>
          <table:table-cell table:style-name="ce1" office:value-type="string" calcext:value-type="string">
            <text:p>Итого %</text:p>
          </table:table-cell>
          <table:table-cell table:style-name="ce3" office:value-type="string" calcext:value-type="string">
            <text:p>Премия</text:p>
          </table:table-cell>
          <table:table-cell table:style-name="ce7" office:value-type="string" calcext:value-type="string">
            <text:p>С=</text:p>
          </table:table-cell>
          <table:table-cell table:style-name="ce8" office:value-type="float" office:value="60000" calcext:value-type="float">
            <text:p>600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1000" calcext:value-type="float">
            <text:p>31000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000" calcext:value-type="float">
            <text:p>18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0000" calcext:value-type="float">
            <text:p>20000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9000" calcext:value-type="float">
            <text:p>19000</text:p>
          </table:table-cell>
          <table:table-cell table:number-columns-repeated="7"/>
        </table:table-row>
      </table:table>
      <table:table table:name="Лист2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Кнопка 1" form:control-implementation="ooo:com.sun.star.form.component.CommandButton" xml:id="control3" form:id="control3" form:label="Расчет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nClick2?language=Basic&amp;location=document" xlink:type="simple"/>
              </office:event-listeners>
            </form:button>
          </form:form>
        </office:forms>
        <table:shapes>
          <draw:control draw:z-index="0" draw:style-name="gr2" draw:text-style-name="P3" svg:width="4.516cm" svg:height="1.398cm" svg:x="4.515cm" svg:y="3.183cm" draw:control="control3"/>
        </table:shapes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13"/>
        <table:table-column table:style-name="co1" table:default-cell-style-name="ce15"/>
        <table:table-column table:style-name="co1" table:default-cell-style-name="ce23"/>
        <table:table-column table:style-name="co1" table:default-cell-style-name="ce25"/>
        <table:table-column table:style-name="co1" table:number-columns-repeated="2" table:default-cell-style-name="Default"/>
        <table:table-row table:style-name="ro2">
          <table:table-cell table:style-name="ce9" office:value-type="string" calcext:value-type="string">
            <text:p>№ магазина</text:p>
          </table:table-cell>
          <table:table-cell table:style-name="ce10" office:value-type="string" calcext:value-type="string">
            <text:p>июнь</text:p>
          </table:table-cell>
          <table:table-cell table:style-name="ce10" office:value-type="string" calcext:value-type="string">
            <text:p>июль</text:p>
          </table:table-cell>
          <table:table-cell table:style-name="ce10" office:value-type="string" calcext:value-type="string">
            <text:p>август</text:p>
          </table:table-cell>
          <table:table-cell table:style-name="ce11" office:value-type="string" calcext:value-type="string">
            <text:p>Продажа</text:p>
          </table:table-cell>
          <table:table-cell table:style-name="ce12" office:value-type="string" calcext:value-type="string">
            <text:p>Премия</text:p>
          </table:table-cell>
          <table:table-cell table:style-name="ce18"/>
          <table:table-cell table:style-name="ce15"/>
          <table:table-cell table:style-name="ce17"/>
          <table:table-cell table:style-name="ce19"/>
          <table:table-cell table:style-name="ce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float" office:value="20000" calcext:value-type="float">
            <text:p>20000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</table:table>
      <table:table table:name="Лист3" table:style-name="ta1">
        <office:forms form:automatic-focus="false" form:apply-design-mode="false"/>
        <table:table-column table:style-name="co1" table:number-columns-repeated="64" table:default-cell-style-name="ce28"/>
        <table:table-column table:style-name="co1" table:number-columns-repeated="960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31" table:formula="of:=FORMULA1(&quot;Лист3&quot;;&quot;A5:D5&quot;;&quot;A7:C9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32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Default" table:number-columns-repeated="61"/>
          <table:table-cell table:number-columns-repeated="960"/>
        </table:table-row>
        <table:table-row table:style-name="ro2"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Default" table:number-columns-repeated="61"/>
          <table:table-cell table:number-columns-repeated="960"/>
        </table:table-row>
        <table:table-row table:style-name="ro2"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Default" table:number-columns-repeated="61"/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Serif" svg:font-family="LiberationSerif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.00.0000</text:date>, <text:time style:data-style-name="N2" text:time-value="00:56:43.70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9T17:55:10.967000000</meta:creation-date>
    <meta:generator>LibreOffice/7.0.1.2$Windows_X86_64 LibreOffice_project/7cbcfc562f6eb6708b5ff7d7397325de9e764452</meta:generator>
    <dc:date>2020-12-10T00:56:11.006000000</dc:date>
    <meta:editing-duration>PT3H50M22S</meta:editing-duration>
    <meta:editing-cycles>55</meta:editing-cycles>
    <meta:document-statistic meta:table-count="3" meta:cell-count="63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OnClick
Dim Doc As Object
Dim Sheet, Cell As Object
'получение доступа к листу по его имени
Doc = StarDesktop.CurrentComponent
Sheet = Doc.Sheets.getByName("Лист1")
'цикл суммирования выручки за 3 месяца
FOR i =1 to 4
FOR j= 1 to 3
Cell = Sheet.getCellByPosition(4, i)
Cell.Value = Cell.Value + Sheet.getCellByPosition(j, i).Value
Next
Next
'Создание вспомогательного массива box
'заполнение его значениями выручки
'создание массива из четырех элементов вещественного типа с индексацией от 1 до 4.
Dim box(4) As Double
FOR i =0 to 3
box(i) = Sheet.getCellByPosition(4, i+1).Value
next i
'Сортировка выручки за 3 месяца по убыванию методом «пузырька».
'При этом в box(0) окажется максимальное значение выручки:
For I =0 to 3
For j=0 to 3-i
If box(j)&lt;box(j+1) then
q = box(j+1)
box(j+1)=box(j)
box(j)=q
Endif
Next
Next
'Начисление процентов в зависимости от места
For i=1 to 4
If Sheet.getCellByPosition(4, i).Value = box(0) Then Sheet.getCellByPosition(6, i).Value=4
If Sheet.getCellByPosition(4, i).Value = box(1) Then Sheet.getCellByPosition(6, i).Value=2
If Sheet.getCellByPosition(4, i).Value = box(2) Then Sheet.getCellByPosition(6, i).Value=1
If Sheet.getCellByPosition(4, i).Value = box(3) Then Sheet.getCellByPosition(6, i).Value=0
Next i
'Начисление процентов, если выручка за 3 месяца больше плановой выручки.
For i=1 to 4
If Sheet.getCellByPosition(4,i).Value&gt;=Sheet.getCellByPosition(10,0).value then
Sheet.getCellByPosition(5,i).value = 2
Else: Sheet.getCellByPosition(5,i).value = 0
End if
Next i
'Суммирование процентов
For i=1 to 4
Sheet.getCellByPosition(7,i).value = Sheet.getCellByPosition(5,i).value + Sheet.getCellByPosition(6,i).value
Next
'Расчет итоговой премии
For i=1 to 4
Sheet.getCellByPosition(8,i).value = Sheet.getCellByPosition(4,i).value * Sheet.getCellByPosition(7,i).value/100
Next
End Sub

Function Premia(Prodaja as Double) As Double
Select case Prodaja
Case 0 to 19999
Premia = 0
Case 20000 to 39999
Premia = 0.03 * Prodaja
Case 40000 to 79999
Premia = 0.045 * Prodaja
Case  &gt;= 80000
Premia = 0.065 * Prodaja
End Select
End Function

Sub OnClick2()
Dim Doc As Object
Dim Sheet, Cell As Object
'получение доступа к листу по его имени
Doc = StarDesktop.CurrentComponent
Sheet = Doc.Sheets.getByName("Лист2")
'цикл суммирования выручки за 3 месяца
FOR i =1 to 4
FOR j= 1 to 3
Cell = Sheet.getCellByPosition(4, i)
Cell.Value = Sheet.getCellByPosition(j, i).Value + Cell.Value
Next
Sheet.getCellByPosition(5,i).value = Premia(Sheet.getCellByPosition(4,i).value)
Next
End Sub

Function sumqw(cell as Variant) as Variant
dim d as double
d = 0
'цикл по строкам и столбцам передаваемого диапазона
for i = 0 to cell.Rows.Count-1
for j = 0 to cell.Columns.Count-1
'накапливаем сумму
d = d + Cell.getCellByPosition(j,i).Value^2
next j
next i
'присваиваем накопленную сумму
sumqw = d
end function

'функция вычисляющая формулу, в качестве параметров в нее должны передваться:
'list — строка указывающая имя листа в документе
'a1 — строка с диапазоном ячеек массива a
'c1 — строка с диапазоном ячеек матрицы c1
Function FORMULA1(list as string, a1 as string, c1 as string) as Double
dim suma,sumc,sumaqw as double
dim doc,cellsc,cellsa as Object
'получаем текущий открытый документ
doc = StarDesktop.CurrentComponent
'получаем диапазон ячеек по строке c1
cellsc = doc.sheets.getbyname(list).GetCellRangeByName(c1)
'получаем диапазон ячеек по строке a1
cellsa = doc.sheets.getbyname(list).GetCellRangeByName(a1)
' с помощью нашей функции считаем сумму квадратов
sumaqw = sumqw(cellsa)
' считаем сумму диапазона ячеек с помощью стандартной функции
suma = cellsa.computeFunction(com.sun.star.sheet.GeneralFunction.SUM)
sumc = cellsc.computeFunction(com.sun.star.sheet.GeneralFunction.SUM)
'вычисляем формулу
FORMULA1 = (2*suma+sumc)/((1+suma)*(1+sumaqw)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